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00" draw:fill-color="#000000" draw:textarea-horizontal-align="justify" draw:textarea-vertical-align="middle" draw:auto-grow-height="false" fo:min-height="1.952cm" fo:min-width="1.89cm"/>
    </style:style>
    <style:style style:name="gr2" style:family="graphic" style:parent-style-name="standard">
      <style:graphic-properties svg:stroke-color="#ffff00" draw:fill-color="#ffff00" draw:textarea-horizontal-align="justify" draw:textarea-vertical-align="middle" draw:auto-grow-height="false" fo:min-height="1.952cm" fo:min-width="1.89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952cm" fo:min-width="1.89cm"/>
    </style:style>
    <style:style style:name="gr4" style:family="graphic" style:parent-style-name="objectwithoutfill">
      <style:graphic-properties svg:stroke-color="#ffff00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svg:stroke-color="#ffff00" draw:fill-color="#000000" draw:opacity="100%" draw:opacity-name="" draw:textarea-horizontal-align="justify" draw:textarea-vertical-align="middle" draw:auto-grow-height="false" fo:min-height="1.952cm" fo:min-width="1.89cm"/>
    </style:style>
    <style:style style:name="gr7" style:family="graphic" style:parent-style-name="standard">
      <style:graphic-properties draw:textarea-horizontal-align="justify" draw:textarea-vertical-align="middle" draw:auto-grow-height="false" fo:min-height="2.72cm" fo:min-width="2.4cm"/>
    </style:style>
    <style:style style:name="gr8" style:family="graphic" style:parent-style-name="standard">
      <style:graphic-properties svg:stroke-color="#ffff00" draw:fill-color="#ffff00" draw:textarea-horizontal-align="justify" draw:textarea-vertical-align="middle" draw:auto-grow-height="false" fo:min-height="2.72cm" fo:min-width="2.4cm"/>
    </style:style>
    <style:style style:name="gr9" style:family="graphic" style:parent-style-name="standard">
      <style:graphic-properties svg:stroke-color="#ffff00" draw:fill-color="#000000" draw:textarea-horizontal-align="justify" draw:textarea-vertical-align="middle" draw:auto-grow-height="false" fo:min-height="2.72cm" fo:min-width="2.4cm"/>
    </style:style>
    <style:style style:name="gr10" style:family="graphic" style:parent-style-name="standard">
      <style:graphic-properties svg:stroke-color="#ffffff" draw:fill-color="#ffffff" draw:opacity="100%" draw:opacity-name="" draw:textarea-horizontal-align="justify" draw:textarea-vertical-align="middle" draw:auto-grow-height="false" fo:min-height="2.72cm" fo:min-width="2.4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15cm" fo:min-width="1.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 draw:opacity="100%"/>
      <style:paragraph-properties fo:margin-top="0.1cm" fo:margin-bottom="0cm"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3.8cm" svg:height="3.5cm" svg:x="4.3cm" svg:y="7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3.8cm" svg:height="3.5cm" svg:x="7.1cm" svg:y="5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8cm" svg:height="3.5cm" svg:x="9cm" svg:y="5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8cm" svg:height="3.5cm" svg:x="11cm" svg:y="5.9cm">
          <text:p text:style-name="P6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4" draw:layer="layout" svg:x1="5.1cm" svg:y1="7.7cm" svg:x2="7.2cm" svg:y2="7.7cm">
          <text:p/>
        </draw:line>
        <draw:line draw:style-name="gr4" draw:text-style-name="P4" draw:layer="layout" svg:x1="8.9cm" svg:y1="7.7cm" svg:x2="11cm" svg:y2="7.7cm">
          <text:p/>
        </draw:line>
        <draw:line draw:style-name="gr5" draw:text-style-name="P4" draw:layer="layout" svg:x1="7cm" svg:y1="7.7cm" svg:x2="9.1cm" svg:y2="7.7cm">
          <text:p/>
        </draw:line>
        <draw:custom-shape draw:style-name="gr6" draw:text-style-name="P5" draw:layer="layout" svg:width="3.8cm" svg:height="3.5cm" svg:x="4.3cm" svg:y="4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8cm" svg:height="3.5cm" svg:x="4.3cm" svg:y="19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4" draw:layer="layout" svg:x1="5.1cm" svg:y1="19.8cm" svg:x2="7.2cm" svg:y2="19.8cm">
          <text:p/>
        </draw:line>
        <draw:custom-shape draw:style-name="gr6" draw:text-style-name="P5" draw:layer="layout" svg:width="3.8cm" svg:height="3.5cm" svg:x="4.3cm" svg:y="16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6" draw:layer="layout" svg:width="4.1cm" svg:height="4.2cm" svg:x="7.2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1cm" svg:height="4.2cm" svg:x="7.201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1cm" svg:height="4.2cm" svg:x="9.1cm" svg:y="1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7" draw:layer="layout" svg:width="4.1cm" svg:height="4.2cm" svg:x="11.2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3cm" svg:height="1.4cm" svg:x="13.1cm" svg:y="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27:13.998998916</meta:creation-date>
    <dc:date>2016-10-31T08:56:21.976385732</dc:date>
    <meta:editing-duration>PT15H55M34S</meta:editing-duration>
    <meta:editing-cycles>6</meta:editing-cycles>
    <meta:generator>LibreOffice/5.1.2.2$Linux_X86_64 LibreOffice_project/10m0$Build-2</meta:generator>
    <meta:document-statistic meta:object-count="16"/>
  </office:meta>
</office:document-meta>
</file>